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18cm" svg:stroke-color="#ffffff" draw:marker-start-width="0.226cm" draw:marker-end-width="0.226cm" draw:fill-color="#ffffff" draw:textarea-vertical-align="top" fo:padding-top="0.133cm" fo:padding-bottom="0.133cm" fo:padding-left="0.258cm" fo:padding-right="0.258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3" style:family="graphic" style:parent-style-name="standard">
      <style:graphic-properties draw:fill-color="#ffbf00" draw:textarea-horizontal-align="justify" draw:textarea-vertical-align="middle" draw:auto-grow-height="false" fo:min-height="2.29cm" fo:min-width="9.66cm"/>
    </style:style>
    <style:style style:name="gr4" style:family="graphic" style:parent-style-name="objectwithoutfill">
      <style:graphic-properties draw:marker-start="Square" draw:marker-end="Square" draw:fill="solid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05cm" svg:height="12.065cm" svg:x="1.254cm" svg:y="1.254cm">
          <text:p text:style-name="P1">Host machine</text:p>
        </draw:rect>
        <draw:custom-shape draw:style-name="gr2" draw:text-style-name="P2" draw:layer="layout" svg:width="5.08cm" svg:height="2.54cm" svg:x="8.62cm" svg:y="2.27cm">
          <text:p text:style-name="P2">jum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2.54cm" svg:x="8.62cm" svg:y="6.08cm">
          <text:p text:style-name="P2">machine-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2.54cm" svg:x="8.62cm" svg:y="9.89cm">
          <text:p text:style-name="P2">machine-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6cm" svg:height="2.54cm" draw:transform="rotate (-1.57062179387059) translate (4.81cm 2.27cm)">
          <text:p text:style-name="P2">baremeta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6cm" svg:height="2.54cm" draw:transform="rotate (-1.57062179387059) translate (20.05cm 2.27cm)">
          <text:p text:style-name="P2">provisioning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83cm" svg:y1="3.54cm" svg:x2="8.747cm" svg:y2="3.54cm">
          <text:p text:style-name="P3"><text:span text:style-name="T1">192.168.151.0/24</text:span></text:p>
          <text:p text:style-name="P3"><text:span text:style-name="T1"/></text:p>
        </draw:line>
        <draw:line draw:style-name="gr4" draw:text-style-name="P4" draw:layer="layout" svg:x1="13.573cm" svg:y1="3.54cm" svg:x2="17.637cm" svg:y2="3.54cm">
          <text:p text:style-name="P1"><text:span text:style-name="T1">172.22.0.1</text:span></text:p>
          <text:p text:style-name="P3"><text:span text:style-name="T1"/></text:p>
        </draw:line>
        <draw:line draw:style-name="gr4" draw:text-style-name="P4" draw:layer="layout" svg:x1="4.666cm" svg:y1="7.391cm" svg:x2="8.73cm" svg:y2="7.391cm">
          <text:p text:style-name="P3"><text:span text:style-name="T1"><text:s/></text:span><text:span text:style-name="T1">192.168.151.0/24</text:span></text:p>
          <text:p text:style-name="P3"><text:span text:style-name="T1"/></text:p>
        </draw:line>
        <draw:line draw:style-name="gr4" draw:text-style-name="P4" draw:layer="layout" svg:x1="4.683cm" svg:y1="11.16cm" svg:x2="8.747cm" svg:y2="11.16cm">
          <text:p text:style-name="P3"><text:span text:style-name="T1">192.168.151.0/24</text:span></text:p>
          <text:p text:style-name="P3"><text:span text:style-name="T1"/></text:p>
        </draw:line>
        <draw:line draw:style-name="gr4" draw:text-style-name="P4" draw:layer="layout" svg:x1="13.573cm" svg:y1="7.35cm" svg:x2="17.637cm" svg:y2="7.35cm">
          <text:p text:style-name="P1"><text:span text:style-name="T1">172.22.0.0/24</text:span></text:p>
          <text:p text:style-name="P1"><text:span text:style-name="T1"/></text:p>
        </draw:line>
        <draw:line draw:style-name="gr4" draw:text-style-name="P4" draw:layer="layout" svg:x1="13.573cm" svg:y1="11.16cm" svg:x2="17.637cm" svg:y2="11.16cm">
          <text:p text:style-name="P1"><text:span text:style-name="T1">172.22.0.0/24</text:span></text:p>
          <text:p text:style-name="P1"><text:span text:style-name="T1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Source Han Sans CN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14.6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2-15T09:52:43.690650634</meta:creation-date>
    <dc:date>2022-03-11T14:17:25.66</dc:date>
    <meta:editing-duration>PT6H8M50S</meta:editing-duration>
    <meta:editing-cycles>11</meta:editing-cycles>
    <meta:generator>OpenOffice/4.1.11$Win32 OpenOffice.org_project/4111m1$Build-9808</meta:generator>
    <dc:creator>Todd Malsbary</dc:creator>
    <meta:document-statistic meta:object-count="12"/>
  </office:meta>
</office:document-meta>
</file>